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9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春風のおかげで、全員の煩悩を振り払うことが<text:line-break/>できたようだ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感謝す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さすがにゃんこ姉！　みんなの保護者なだけは<text:line-break/>あるよね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いつ決まったのよ、それ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まだおしりがひりひりする・・・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我を忘れて暴走していました・・・すみません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んなにカワイイ生き物に迫られたら、誰でも<text:line-break/>理性爆発しちゃうヨー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せ、精霊の代表として面目ないです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さて、再び彼らの魔性に引き込まれないうちに、<text:line-break/>バルカド遺跡へ向かうとしよう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うね。</text:p>
          </table:table-cell>
          <table:table-cell office:value-type="string" calcext:value-type="string">
            <text:p>Map098</text:p>
          </table:table-cell>
          <table:table-cell/>
          <table:table-cell office:value-type="string" calcext:value-type="string">
            <text:p>Yeah.</text:p>
          </table:table-cell>
        </table:table-row>
        <table:table-row table:style-name="ro2">
          <table:table-cell office:value-type="string" calcext:value-type="string">
            <text:p>それじゃ出発！　おーー！！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ーーー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やっぱかわいいいいいぃぃぃぃーーっ！！）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7+02:00</meta:creation-date>
    <dc:date>2019-09-25T20:53:54.460000000</dc:date>
    <dc:title>Untitled Spreadsheet</dc:title>
    <dc:description/>
    <dc:subject/>
    <meta:keyword/>
    <meta:editing-duration>PT2M47S</meta:editing-duration>
    <meta:editing-cycles>1</meta:editing-cycles>
    <meta:document-statistic meta:table-count="1" meta:cell-count="15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